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0c6e02"/>
    </style:style>
    <style:style style:name="P3" style:family="paragraph" style:parent-style-name="Standard">
      <style:paragraph-properties fo:text-align="justify" style:justify-single-word="false"/>
      <style:text-properties officeooo:paragraph-rsid="000cd116"/>
    </style:style>
    <style:style style:name="P4" style:family="paragraph" style:parent-style-name="Standard">
      <style:paragraph-properties fo:text-align="justify" style:justify-single-word="false"/>
      <style:text-properties officeooo:paragraph-rsid="000eb5ba"/>
    </style:style>
    <style:style style:name="P5" style:family="paragraph" style:parent-style-name="Standard">
      <style:paragraph-properties fo:text-align="justify" style:justify-single-word="false"/>
      <style:text-properties fo:font-weight="bold" style:font-weight-asian="bold"/>
    </style:style>
    <style:style style:name="P6" style:family="paragraph" style:parent-style-name="Standard">
      <style:paragraph-properties fo:text-align="justify" style:justify-single-word="false"/>
      <style:text-properties fo:font-weight="bold" officeooo:paragraph-rsid="000c6e02" style:font-weight-asian="bold"/>
    </style:style>
    <style:style style:name="P7" style:family="paragraph" style:parent-style-name="Standard">
      <style:paragraph-properties fo:text-align="justify" style:justify-single-word="false"/>
      <style:text-properties fo:font-style="italic" style:font-style-asian="italic"/>
    </style:style>
    <style:style style:name="P8" style:family="paragraph" style:parent-style-name="Standard">
      <style:paragraph-properties fo:text-align="justify" style:justify-single-word="false"/>
      <style:text-properties fo:font-style="italic" officeooo:rsid="000c6e02" officeooo:paragraph-rsid="000c6e02" style:font-style-asian="italic"/>
    </style:style>
    <style:style style:name="P9" style:family="paragraph" style:parent-style-name="Standard">
      <style:paragraph-properties fo:text-align="center" style:justify-single-word="false"/>
      <style:text-properties officeooo:paragraph-rsid="000a7329"/>
    </style:style>
    <style:style style:name="P10" style:family="paragraph" style:parent-style-name="Standard">
      <style:paragraph-properties fo:margin-left="0.1972in" fo:margin-right="0in" fo:text-align="justify" style:justify-single-word="false" fo:text-indent="-0.1972in" style:auto-text-indent="false"/>
    </style:style>
    <style:style style:name="P11" style:family="paragraph" style:parent-style-name="Standard">
      <style:paragraph-properties fo:margin-left="0.1972in" fo:margin-right="0in" fo:text-align="justify" style:justify-single-word="false" fo:text-indent="0in" style:auto-text-indent="false"/>
    </style:style>
    <style:style style:name="P12" style:family="paragraph" style:parent-style-name="Standard" style:master-page-name="Standard">
      <style:paragraph-properties fo:text-align="center" style:justify-single-word="false" style:page-number="auto"/>
      <style:text-properties fo:font-size="13pt" fo:font-weight="bold" officeooo:paragraph-rsid="000a7329" style:font-size-asian="13pt" style:font-weight-asian="bold"/>
    </style:style>
    <style:style style:name="P13" style:family="paragraph" style:parent-style-name="Standard" style:list-style-name="L1">
      <style:paragraph-properties fo:text-align="justify" style:justify-single-word="false"/>
      <style:text-properties officeooo:rsid="000a7329" officeooo:paragraph-rsid="000a7329"/>
    </style:style>
    <style:style style:name="P14" style:family="paragraph" style:parent-style-name="Standard">
      <style:paragraph-properties fo:text-align="justify" style:justify-single-word="false"/>
    </style:style>
    <style:style style:name="P15" style:family="paragraph" style:parent-style-name="Standard" style:list-style-name="L1">
      <style:paragraph-properties fo:text-align="justify" style:justify-single-word="false"/>
      <style:text-properties officeooo:rsid="000c6e02" officeooo:paragraph-rsid="000c6e02"/>
    </style:style>
    <style:style style:name="P16" style:family="paragraph" style:parent-style-name="Standard">
      <style:paragraph-properties fo:text-align="justify" style:justify-single-word="false"/>
      <style:text-properties fo:font-style="italic" style:font-style-asian="italic"/>
    </style:style>
    <style:style style:name="P17" style:family="paragraph" style:parent-style-name="Standard">
      <style:paragraph-properties fo:text-align="justify" style:justify-single-word="false"/>
      <style:text-properties officeooo:rsid="000fdd94" officeooo:paragraph-rsid="000fdd94"/>
    </style:style>
    <style:style style:name="T1" style:family="text">
      <style:text-properties fo:font-size="13pt" fo:font-weight="bold" officeooo:rsid="000a7329" style:font-size-asian="13pt" style:font-weight-asian="bold"/>
    </style:style>
    <style:style style:name="T2" style:family="text">
      <style:text-properties fo:font-size="13pt" fo:font-weight="bold" officeooo:rsid="000eb5ba" style:font-size-asian="13pt" style:font-weight-asian="bold"/>
    </style:style>
    <style:style style:name="T3" style:family="text">
      <style:text-properties style:font-name-asian="Arial"/>
    </style:style>
    <style:style style:name="T4" style:family="text">
      <style:text-properties officeooo:rsid="000a7329"/>
    </style:style>
    <style:style style:name="T5" style:family="text">
      <style:text-properties officeooo:rsid="000c6e02"/>
    </style:style>
    <style:style style:name="T6" style:family="text">
      <style:text-properties officeooo:rsid="000cd116"/>
    </style:style>
    <style:style style:name="T7" style:family="text">
      <style:text-properties officeooo:rsid="000cdb1c"/>
    </style:style>
    <style:style style:name="T8" style:family="text">
      <style:text-properties officeooo:rsid="000fdd94"/>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Protokoll der Gründungsversammlung des Vereins </text:p>
      <text:p text:style-name="P9"><text:span text:style-name="T1">Open Medicine </text:span><text:span text:style-name="T2">Initiative</text:span></text:p>
      <text:p text:style-name="P1"/>
      <text:p text:style-name="P1">Am <text:span text:style-name="T4">26.01.2014</text:span> fanden sich die in der Anwesenheitsliste aufgeführten <text:span text:style-name="T4">XX</text:span> Personen ein, um über die Gründung des Vereins <text:span text:style-name="T4">Open Medicine Initiative</text:span> zu beschließen. Von den aufgeführten Personen besitzen alle das Stimmrecht. Die Anwesenheitsliste ist wesentlicher Bestandteil dieses Protokolls.</text:p>
      <text:p text:style-name="P1"/>
      <text:p text:style-name="Text_20_body">Herr <text:span text:style-name="T8">Benjamin Diedrichsen</text:span> eröffnete die Versammlung. Er begrüßte die Erschienenen, erläuterte den Zweck der Sitzung <text:span text:style-name="T7">und bat um Unterschrift in der genannten Anwesenheitsliste</text:span>. Herr <text:span text:style-name="T8">Benjamin Diedrichsen</text:span> erklärte sich bereit, die Versammlungsleitung zu übernehmen und bat Herrn/Frau .......... das Protokoll zu führen. Beide wurden von der Versammlung einstimmig durch Zuruf gewählt. Der Versammlungsleiter schlug folgende Tagesordnung vor:</text:p>
      <text:p text:style-name="P1"/>
      <text:list xml:id="list5886349944705271654" text:style-name="L1">
        <text:list-item>
          <text:p text:style-name="P13">Präsentation zur Umsetzung der Vereinszwecke</text:p>
        </text:list-item>
        <text:list-item>
          <text:p text:style-name="P13">Erläuterung der Satzung und Abstimmung darüber</text:p>
        </text:list-item>
        <text:list-item>
          <text:p text:style-name="P13">Wahl der Vorstandsfunktionen</text:p>
        </text:list-item>
        <text:list-item>
          <text:p text:style-name="P13">Abstimmung über die Beitragsordnung</text:p>
        </text:list-item>
        <text:list-item>
          <text:p text:style-name="P13">Abstimmung über Geschäftsordnung</text:p>
        </text:list-item>
        <text:list-item>
          <text:p text:style-name="P15">Beschlüsse über Organisationsfragen</text:p>
        </text:list-item>
      </text:list>
      <text:p text:style-name="P1"/>
      <text:p text:style-name="P1">Die Tagesordnung wurde einstimmig angenommen.</text:p>
      <text:p text:style-name="P1"/>
      <text:p text:style-name="P5">zu <text:span text:style-name="T4">2</text:span>. </text:p>
      <text:p text:style-name="P1">Durch den Versammlungsleiter wurde die Satzung, die den Anwesenden im Entwurf bereits bekannt war, erläutert. Änderungs- und Ergänzungsvorschläge der Versammlungsteilnehmer wurden eingearbeitet. </text:p>
      <text:p text:style-name="P17"/>
      <text:p text:style-name="P17">Details?</text:p>
      <text:p text:style-name="P17"/>
      <text:p text:style-name="P1">Die Endfassung der Satzung, die wesentlicher Bestandteil dieses Protokolls ist, wurde einstimmig beschlossen.</text:p>
      <text:p text:style-name="P4">Es wird festgestellt, dass der Verein <text:span text:style-name="T4">Open Medicine Initiative</text:span> gegründet wurde.</text:p>
      <text:p text:style-name="P1"/>
      <text:p text:style-name="P5"/>
      <text:p text:style-name="P5">zu 3. </text:p>
      <text:p text:style-name="P7">Vorstandswahl</text:p>
      <text:p text:style-name="P1"><text:span text:style-name="T3"><text:s/></text:span><text:tab/><text:tab/><text:tab/><text:tab/><text:tab/><text:tab/>Ja <text:s text:c="5"/>Nein <text:s text:c="3"/>Enth.</text:p>
      <text:p text:style-name="P1"/>
      <text:p text:style-name="P1">Vorsitzender <text:tab/>Herr/Frau ................ <text:tab/><text:tab/>... <text:tab/>... <text:tab/>...</text:p>
      <text:p text:style-name="P1"/>
      <text:p text:style-name="P1">Stellvertreter <text:tab/>Herr/Frau ................ <text:tab/><text:tab/>... <text:tab/>... <text:tab/>...</text:p>
      <text:p text:style-name="P1"/>
      <text:p text:style-name="P1">Kassenwart <text:tab/>Herr/Frau ................ <text:tab/><text:tab/>... <text:tab/>... <text:tab/>...</text:p>
      <text:p text:style-name="P1"/>
      <text:p text:style-name="P1">usw.</text:p>
      <text:p text:style-name="P1"/>
      <text:p text:style-name="P1">Alle Gewählten nahmen die Wahl an.</text:p>
      <text:p text:style-name="P1"/>
      <text:p text:style-name="P1">Der/Die Vorsitzende Herr/Frau ............... übernahm die weitere Versammlungsleitung.</text:p>
      <text:p text:style-name="P1"/>
      <text:p text:style-name="P5"/>
      <text:p text:style-name="P5">zu 4. </text:p>
      <text:p text:style-name="P7">Beitrags- und Gebührenordnung</text:p>
      <text:p text:style-name="P7"/>
      <text:p text:style-name="P1">Die Beitrags- und Gebührenordnung <text:span text:style-name="T6">wurde einstimmig beschlossen und</text:span> ist wesentlicher Bestandteil dieses Protokolls.</text:p>
      <text:p text:style-name="P1"/>
      <text:p text:style-name="P6">zu 4. </text:p>
      <text:p text:style-name="P8"><text:soft-page-break/>Geschäftsordnung</text:p>
      <text:p text:style-name="P2"/>
      <text:p text:style-name="P3">Die <text:span text:style-name="T5">Geschäftsordnung</text:span> <text:span text:style-name="T6">wurde einstimmig beschlossen und </text:span>ist wesentlicher Bestandteil dieses Protokolls.</text:p>
      <text:p text:style-name="P1"/>
      <text:p text:style-name="P5">zu <text:span text:style-name="T5">6</text:span>. </text:p>
      <text:p text:style-name="P7">Beschlüsse über Organisationsfragen</text:p>
      <text:p text:style-name="P1"/>
      <text:p text:style-name="P10">a)<text:tab/>Der Vorstand wird beauftragt, den Verein zur Eintragung in das Vereinsregister anzumelden und die Gemeinnützigkeit beim Finanzamt für Körperschaften zu beantragen.</text:p>
      <text:p text:style-name="P10"/>
      <text:p text:style-name="P10">b)<text:tab/>Auf Vorschlag des Vorsitzenden wurde folgender Beschluss einstimmig gefasst:</text:p>
      <text:p text:style-name="P11">Der Vorsitzende wird ermächtigt, Änderungen und Ergänzungen der Satzung vorzunehmen, von denen das Amtsgericht die Eintragung in das Vereinsregister oder das Finanzamt für Körperschaften die Anerkennung als gemeinnützig abhängig macht, soweit diese Abänderungen sich nicht auf die Bestimmungen über den Zweck des Vereins, über bei Wahlen und Beschlüssen notwendige Mehrheiten und über den Anfall des Vereinsvermögens bei der Auflösung beziehen.</text:p>
      <text:p text:style-name="P1"/>
      <text:p text:style-name="P1">Berlin, ......</text:p>
      <text:p text:style-name="P1"/>
      <text:p text:style-name="P1"/>
      <text:p text:style-name="P1"/>
      <text:p text:style-name="P1">Vorsitzender <text:tab/><text:tab/><text:tab/><text:tab/><text:span text:style-name="T8">Protokollführung</text:span></text:p>
      <text:p text:style-name="Standard"/>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Arial" fo:font-family="Arial" style:font-family-generic="swiss" style:font-pitch="variable" fo:font-size="11pt" fo:language="de" fo:country="DE" style:font-name-asian="Times New Roman" style:font-family-asian="'Times New Roman'" style:font-family-generic-asian="roman" style:font-pitch-asian="variable" style:font-size-asian="11pt" style:font-name-complex="Arial" style:font-family-complex="Arial" style:font-family-generic-complex="swiss" style:font-pitch-complex="variable" style:font-size-complex="10pt" fo:hyphenate="true" fo:hyphenation-remain-char-count="2" fo:hyphenation-push-char-count="2"/>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fo:font-size="14pt" fo:font-weight="bold" style:letter-kerning="true" style:font-size-asian="14pt" style:font-weight-asian="bold"/>
    </style:style>
    <style:style style:name="Sender" style:family="paragraph" style:parent-style-name="Standard" style:class="extra">
      <style:text-properties fo:font-variant="small-caps" fo:font-size="10pt" style:font-size-asian="10pt"/>
    </style:style>
    <style:style style:name="Addressee" style:family="paragraph" style:parent-style-name="Standard" style:class="extra">
      <style:paragraph-properties fo:margin-left="0.0008in" fo:margin-right="0in" fo:text-indent="0in" style:auto-text-indent="false"/>
      <style:text-properties fo:font-size="14pt" style:font-size-asian="14pt"/>
    </style:style>
    <style:style style:name="Baumann" style:family="paragraph" style:parent-style-name="Standard"/>
    <style:style style:name="Baumann1" style:family="paragraph" style:parent-style-name="Baumann">
      <style:text-properties fo:color="#ff0000" style:font-name="Comic Sans MS" fo:font-family="'Comic Sans MS'" style:font-family-generic="script" style:font-pitch="variable" fo:font-size="26pt" fo:font-style="italic" fo:font-weight="bold" style:font-size-asian="26pt" style:font-style-asian="italic" style:font-weight-asian="bold" style:font-name-complex="Comic Sans MS" style:font-family-complex="'Comic Sans MS'" style:font-family-generic-complex="script" style:font-pitch-complex="variable"/>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style>
    <style:style style:name="Textkörper_20_2" style:display-name="Textkörper 2" style:family="paragraph" style:parent-style-name="Standard">
      <style:paragraph-properties fo:text-align="justify" style:justify-single-word="false"/>
      <style:text-properties fo:color="#0000ff" fo:font-style="italic" style:font-style-asian="italic"/>
    </style:style>
    <style:style style:name="WW8Num1z0" style:family="text">
      <style:text-properties style:font-name="Arial" fo:font-family="Arial" style:font-family-generic="swiss" style:font-pitch="variable" fo:font-size="11pt" fo:font-style="normal" style:text-underline-style="none" fo:font-weight="normal" style:font-size-asian="11pt" style:font-style-asian="normal" style:font-weight-asian="normal" style:font-name-complex="Arial" style:font-family-complex="Arial" style:font-family-generic-complex="swiss" style:font-pitch-complex="variable"/>
    </style:style>
    <style:style style:name="WW8NumSt2z0" style:family="text">
      <style:text-properties style:font-name="Arial" fo:font-family="Arial" style:font-family-generic="swiss" style:font-pitch="variable" fo:font-size="11pt" fo:font-style="normal" style:text-underline-style="none" fo:font-weight="normal" style:font-size-asian="11pt" style:font-style-asian="normal" style:font-weight-asian="normal" style:font-name-complex="Arial" style:font-family-complex="Arial" style:font-family-generic-complex="swiss" style:font-pitch-complex="variable"/>
    </style:style>
    <style:style style:name="Absatz-Standardschriftart" style:family="tex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0" style:num-suffix=". " style:num-format="1" text:start-value="6">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6898in" fo:margin-bottom="0.3937in" fo:margin-left="0.9846in" fo:margin-right="0.9846in" style:writing-mode="lr-tb" style:layout-grid-color="#c0c0c0" style:layout-grid-lines="42"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uster eines Gründungsprotokolls</dc:title>
    <meta:initial-creator>Kommentar</meta:initial-creator>
    <meta:creation-date>1999-09-21T09:31:00</meta:creation-date>
    <dc:creator>benni </dc:creator>
    <dc:date>2015-01-24T20:33:29.668964557</dc:date>
    <meta:editing-cycles>13</meta:editing-cycles>
    <meta:generator>LibreOffice/4.2.7.2$Linux_X86_64 LibreOffice_project/420m0$Build-2</meta:generator>
    <meta:editing-duration>PT1H33M49S</meta:editing-duration>
    <meta:document-statistic meta:table-count="0" meta:image-count="0" meta:object-count="0" meta:page-count="2" meta:paragraph-count="38" meta:word-count="358" meta:character-count="2860" meta:non-whitespace-character-count="2505"/>
  </office:meta>
</office:document-meta>
</file>